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e9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35a1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c700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628" draw:layer="" svg:width="144.07228000000pt" svg:height="99.86213600000pt" svg:x="0.07716525760pt" svg:y="0.04661102320pt"/>
          <draw:path draw:style-name="gr3" draw:id="shape3" draw:name="path623" draw:layer="" svg:width="112.54662534000pt" svg:height="72.07223010616pt" svg:viewBox="0 0 113 72" svg:d="M0 0.0466314L0.167621 72.0722L112.547 0Z" koffice:nodeTypes="cccc"/>
          <draw:path draw:style-name="gr4" draw:id="shape4" draw:name="path624" draw:layer="" svg:width="113.69297437398pt" svg:height="74.81887748346pt" svg:x="30.97654080000pt" svg:y="25.05459200000pt" svg:viewBox="0 0 114 75" svg:d="M113.693 74.7636L113.429 0L0 74.8189Z" koffice:nodeTypes="cccc"/>
          <draw:path draw:style-name="gr5" draw:id="shape5" draw:name="path625" draw:layer="" svg:width="144.08584198928pt" svg:height="99.90683770814pt" svg:x="0.07217880000pt" svg:y="0.04658400000pt" svg:viewBox="0 0 144 100" svg:d="M0 77.3811L0.0950625 99.9068L24.5659 99.8747L144.086 19.8069L143.952 0.22208L119.772 0Z" koffice:nodeTypes="ccccccc"/>
          <draw:path draw:style-name="gr6" draw:id="shape6" draw:name="polygon136" draw:layer="" svg:width="148.52847091892pt" svg:height="141.02220087376pt" draw:transform="matrix(0.13108513000 -0.08482775000 0.07838401000 0.12558267000 83.79508010954pt 28.62637458699pt)" svg:viewBox="0 0 149 141" svg:d="M45.949 87.1341L0 53.8579L56.7659 53.9091L74.2682 0L91.7618 53.9115L148.528 53.8707L102.574 87.1389L120.155 141.022L120.155 141.022L74.2594 107.672L28.3593 141.014Z" koffice:nodeTypes="cccccccccccc"/>
          <draw:path draw:style-name="gr6" draw:id="shape7" draw:name="polygon638" draw:layer="" svg:width="148.52847091892pt" svg:height="141.02220087376pt" draw:transform="matrix(0.13108513000 -0.08482775000 0.07838401000 0.12558267000 30.03545850954pt 63.57013458699pt)" svg:viewBox="0 0 149 141" svg:d="M45.949 87.1341L0 53.8579L56.7659 53.9091L74.2682 0L91.7618 53.9115L148.528 53.8707L102.574 87.1389L120.155 141.022L120.155 141.022L74.2594 107.672L28.3593 141.014Z" koffice:nodeTypes="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9:11</dc:date>
    <meta:creation-date>2011-05-22T06:10:26</meta:creation-date>
    <dc:creator>Yue Liu</dc:creator>
  </office:meta>
</office:document-meta>
</file>